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</style:style>
    <style:style style:name="T477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388645513W</text:p>
        </text:list-item>
        <text:list-item>
          <text:p text:style-name="P307">BR245715803110W</text:p>
        </text:list-item>
        <text:list-item>
          <text:p text:style-name="P308">BR2415621861749</text:p>
        </text:list-item>
        <text:list-item>
          <text:p text:style-name="P309">BR2478007948996</text:p>
        </text:list-item>
        <text:list-item>
          <text:p text:style-name="P310">BR2456545676820</text:p>
        </text:list-item>
        <text:list-item>
          <text:p text:style-name="P311">BR2423666700099</text:p>
        </text:list-item>
        <text:list-item>
          <text:p text:style-name="P312">BR2490675352623</text:p>
        </text:list-item>
        <text:list-item>
          <text:p text:style-name="P313">BR241693552339S</text:p>
        </text:list-item>
        <text:list-item>
          <text:p text:style-name="P314">BR2474629977383</text:p>
        </text:list-item>
        <text:list-item>
          <text:p text:style-name="P315">BR2463303168996</text:p>
        </text:list-item>
        <text:list-item>
          <text:p text:style-name="P316">BR241634112856Y</text:p>
        </text:list-item>
        <text:list-item>
          <text:p text:style-name="P317">BR244456063758F</text:p>
        </text:list-item>
        <text:list-item>
          <text:p text:style-name="P318">BR2495222921960</text:p>
        </text:list-item>
        <text:list-item>
          <text:p text:style-name="P319">BR240576441249M</text:p>
        </text:list-item>
        <text:list-item>
          <text:p text:style-name="P320">BR246951925946A</text:p>
        </text:list-item>
        <text:list-item>
          <text:p text:style-name="P321">BR2407962088142</text:p>
        </text:list-item>
        <text:list-item>
          <text:p text:style-name="P322">BR2483765668468</text:p>
        </text:list-item>
        <text:list-item>
          <text:p text:style-name="P323">BR249594585632O</text:p>
        </text:list-item>
        <text:list-item>
          <text:p text:style-name="P324">BR243561231842M</text:p>
        </text:list-item>
        <text:list-item>
          <text:p text:style-name="P325">BR247024222575T</text:p>
        </text:list-item>
        <text:list-item>
          <text:p text:style-name="P326">BR244112734486N</text:p>
        </text:list-item>
        <text:list-item>
          <text:p text:style-name="P327">BR241513202576S</text:p>
        </text:list-item>
        <text:list-item>
          <text:p text:style-name="P328">BR249259019031R</text:p>
        </text:list-item>
        <text:list-item>
          <text:p text:style-name="P329">BR240290202300X</text:p>
        </text:list-item>
        <text:list-item>
          <text:p text:style-name="P330">BR2467566830621</text:p>
        </text:list-item>
        <text:list-item>
          <text:p text:style-name="P331">BR244040583946D</text:p>
        </text:list-item>
        <text:list-item>
          <text:p text:style-name="P332">BR2489793916395</text:p>
        </text:list-item>
        <text:list-item>
          <text:p text:style-name="P333">BR249815669769Y</text:p>
        </text:list-item>
        <text:list-item>
          <text:p text:style-name="P334">BR241249419613P</text:p>
        </text:list-item>
        <text:list-item>
          <text:p text:style-name="P335">BR248728797479Z</text:p>
        </text:list-item>
        <text:list-item>
          <text:p text:style-name="P336">BR248724565528V</text:p>
        </text:list-item>
        <text:list-item>
          <text:p text:style-name="P337">BR249002980895D</text:p>
        </text:list-item>
        <text:list-item>
          <text:p text:style-name="P338">BR241956626211H</text:p>
        </text:list-item>
        <text:list-item>
          <text:p text:style-name="P339">BR241138342304E</text:p>
        </text:list-item>
        <text:list-item>
          <text:p text:style-name="P340">BR241199963931L</text:p>
        </text:list-item>
        <text:list-item>
          <text:p text:style-name="P341">BR246298075307X</text:p>
        </text:list-item>
        <text:list-item>
          <text:p text:style-name="P342">BR247545926747M</text:p>
        </text:list-item>
        <text:list-item>
          <text:p text:style-name="P343">BR2418447404464</text:p>
        </text:list-item>
        <text:list-item>
          <text:p text:style-name="P344">BR245227104708L</text:p>
        </text:list-item>
        <text:list-item>
          <text:p text:style-name="P345">BR2417023609161</text:p>
        </text:list-item>
        <text:list-item>
          <text:p text:style-name="P346">BR245625777550O</text:p>
        </text:list-item>
        <text:list-item>
          <text:p text:style-name="P347">br242249020666y</text:p>
        </text:list-item>
        <text:list-item>
          <text:p text:style-name="P348">BR240021389843R</text:p>
        </text:list-item>
        <text:list-item>
          <text:p text:style-name="P349">BR245690183198N</text:p>
        </text:list-item>
        <text:list-item>
          <text:p text:style-name="P350">BR244760678442M</text:p>
        </text:list-item>
        <text:list-item>
          <text:p text:style-name="P351">BR2464263146869</text:p>
        </text:list-item>
        <text:list-item>
          <text:p text:style-name="P352">BR249014191507R</text:p>
        </text:list-item>
        <text:list-item>
          <text:p text:style-name="P353">BR241720719898T</text:p>
        </text:list-item>
        <text:list-item>
          <text:p text:style-name="P354">BR247928002816T</text:p>
        </text:list-item>
        <text:list-item>
          <text:p text:style-name="P355">BR249113377999Y</text:p>
        </text:list-item>
        <text:list-item>
          <text:p text:style-name="P356">BR2485218479775</text:p>
        </text:list-item>
        <text:list-item>
          <text:p text:style-name="P357">BR2455493802629</text:p>
        </text:list-item>
        <text:list-item>
          <text:p text:style-name="P358">BR2490660262831</text:p>
        </text:list-item>
        <text:list-item>
          <text:p text:style-name="P359">BR242190208354L</text:p>
        </text:list-item>
        <text:list-item>
          <text:p text:style-name="P360">BR246445174923L</text:p>
        </text:list-item>
        <text:list-item>
          <text:p text:style-name="P361">BR247600999179Z</text:p>
        </text:list-item>
        <text:list-item>
          <text:p text:style-name="P362">BR248220513566J</text:p>
        </text:list-item>
        <text:list-item>
          <text:p text:style-name="P363">BR249962494926M</text:p>
        </text:list-item>
        <text:list-item>
          <text:p text:style-name="P364">BR243073701482W</text:p>
        </text:list-item>
        <text:list-item>
          <text:p text:style-name="P365">BR2488434174453</text:p>
        </text:list-item>
        <text:list-item>
          <text:p text:style-name="P366">BR246826532449Z</text:p>
        </text:list-item>
        <text:list-item>
          <text:p text:style-name="P367">BR244229169584N</text:p>
        </text:list-item>
        <text:list-item>
          <text:p text:style-name="P368">BR243191959281X</text:p>
        </text:list-item>
        <text:list-item>
          <text:p text:style-name="P369">BR244000066130N</text:p>
        </text:list-item>
        <text:list-item>
          <text:p text:style-name="P370">BR244432905340O</text:p>
        </text:list-item>
        <text:list-item>
          <text:p text:style-name="P371">BR241176366029X</text:p>
        </text:list-item>
        <text:list-item>
          <text:p text:style-name="P372">BR240149960654F</text:p>
        </text:list-item>
        <text:list-item>
          <text:p text:style-name="P373">BR247264130867H</text:p>
        </text:list-item>
        <text:list-item>
          <text:p text:style-name="P374">BR2484403162030</text:p>
        </text:list-item>
        <text:list-item>
          <text:p text:style-name="P375">BR2487002395444</text:p>
        </text:list-item>
        <text:list-item>
          <text:p text:style-name="P376">BR2485023022125</text:p>
        </text:list-item>
        <text:list-item>
          <text:p text:style-name="P377">BR245802079013Z</text:p>
        </text:list-item>
        <text:list-item>
          <text:p text:style-name="P378">BR241457759707T</text:p>
        </text:list-item>
        <text:list-item>
          <text:p text:style-name="P379">BR248451295253M</text:p>
        </text:list-item>
        <text:list-item>
          <text:p text:style-name="P380">BR240954323691W</text:p>
        </text:list-item>
        <text:list-item>
          <text:p text:style-name="P381">BR246275728666Y</text:p>
        </text:list-item>
        <text:list-item>
          <text:p text:style-name="P382">BR248839260042D</text:p>
        </text:list-item>
        <text:list-item>
          <text:p text:style-name="P383">BR248227142517C</text:p>
        </text:list-item>
        <text:list-item>
          <text:p text:style-name="P384">BR243927183222U</text:p>
        </text:list-item>
        <text:list-item>
          <text:p text:style-name="P385">BR247854618044Q</text:p>
        </text:list-item>
        <text:list-item>
          <text:p text:style-name="P386">BR246147772084Q</text:p>
        </text:list-item>
        <text:list-item>
          <text:p text:style-name="P387">BR2422637744450</text:p>
        </text:list-item>
        <text:list-item>
          <text:p text:style-name="P388">BR244914600947Z</text:p>
        </text:list-item>
        <text:list-item>
          <text:p text:style-name="P389">BR240332227619S</text:p>
        </text:list-item>
        <text:list-item>
          <text:p text:style-name="P390">BR242602931250E</text:p>
        </text:list-item>
        <text:list-item>
          <text:p text:style-name="P391">BR241894319851P</text:p>
        </text:list-item>
        <text:list-item>
          <text:p text:style-name="P392">BR244258396249S</text:p>
        </text:list-item>
        <text:list-item>
          <text:p text:style-name="P393">BR2457900511396</text:p>
        </text:list-item>
        <text:list-item>
          <text:p text:style-name="P394">BR2440812808768</text:p>
        </text:list-item>
        <text:list-item>
          <text:p text:style-name="P395">BR242985965981R</text:p>
        </text:list-item>
        <text:list-item>
          <text:p text:style-name="P396">BR244107082536W</text:p>
        </text:list-item>
        <text:list-item>
          <text:p text:style-name="P397">BR242828263936V</text:p>
        </text:list-item>
        <text:list-item>
          <text:p text:style-name="P398">BR2403068597053</text:p>
        </text:list-item>
        <text:list-item>
          <text:p text:style-name="P399">BR246854700855C</text:p>
        </text:list-item>
        <text:list-item>
          <text:p text:style-name="P400">BR2415779434655</text:p>
        </text:list-item>
        <text:list-item>
          <text:p text:style-name="P401">BR243783817942M</text:p>
        </text:list-item>
        <text:list-item>
          <text:p text:style-name="P402">BR245359462069K</text:p>
        </text:list-item>
        <text:list-item>
          <text:p text:style-name="P403">BR248565221056I</text:p>
        </text:list-item>
        <text:list-item>
          <text:p text:style-name="P404">BR2497808752373</text:p>
        </text:list-item>
        <text:list-item>
          <text:p text:style-name="P405">BR244951965164V</text:p>
        </text:list-item>
        <text:list-item>
          <text:p text:style-name="P406">BR2435542281492</text:p>
        </text:list-item>
        <text:list-item>
          <text:p text:style-name="P407">BR244317217490B</text:p>
        </text:list-item>
        <text:list-item>
          <text:p text:style-name="P408">BR249597459094E</text:p>
        </text:list-item>
        <text:list-item>
          <text:p text:style-name="P409">BR2444704802595</text:p>
        </text:list-item>
        <text:list-item>
          <text:p text:style-name="P410">BR244842781927F</text:p>
        </text:list-item>
        <text:list-item>
          <text:p text:style-name="P411">BR246607688100J</text:p>
        </text:list-item>
        <text:list-item>
          <text:p text:style-name="P412">BR249605876230R</text:p>
        </text:list-item>
        <text:list-item>
          <text:p text:style-name="P413">BR242259068093E</text:p>
        </text:list-item>
        <text:list-item>
          <text:p text:style-name="P414">BR2422893042924</text:p>
        </text:list-item>
        <text:list-item>
          <text:p text:style-name="P415">BR2475581894800</text:p>
        </text:list-item>
        <text:list-item>
          <text:p text:style-name="P416">BR2432803899342</text:p>
        </text:list-item>
        <text:list-item>
          <text:p text:style-name="P417">BR2462250262314</text:p>
        </text:list-item>
        <text:list-item>
          <text:p text:style-name="P418">BR2467745231224</text:p>
        </text:list-item>
        <text:list-item>
          <text:p text:style-name="P419">BR246857970747N</text:p>
        </text:list-item>
        <text:list-item>
          <text:p text:style-name="P420">BR245631426935N</text:p>
        </text:list-item>
        <text:list-item>
          <text:p text:style-name="P421">BR248158593405P</text:p>
        </text:list-item>
        <text:list-item>
          <text:p text:style-name="P422">BR248558128271Y</text:p>
        </text:list-item>
        <text:list-item>
          <text:p text:style-name="P423">BR246282534016E</text:p>
        </text:list-item>
        <text:list-item>
          <text:p text:style-name="P424">BR247922679380N</text:p>
        </text:list-item>
        <text:list-item>
          <text:p text:style-name="P425">BR249977764090X</text:p>
        </text:list-item>
        <text:list-item>
          <text:p text:style-name="P426">BR249796684596P</text:p>
        </text:list-item>
        <text:list-item>
          <text:p text:style-name="P427">BR248543392826T</text:p>
        </text:list-item>
        <text:list-item>
          <text:p text:style-name="P428">BR247895740834X</text:p>
        </text:list-item>
        <text:list-item>
          <text:p text:style-name="P429">BR2438494505431</text:p>
        </text:list-item>
        <text:list-item>
          <text:p text:style-name="P430">BR249144205217T</text:p>
        </text:list-item>
        <text:list-item>
          <text:p text:style-name="P431">BR2426587658726</text:p>
        </text:list-item>
        <text:list-item>
          <text:p text:style-name="P432">BR242370315099P</text:p>
        </text:list-item>
        <text:list-item>
          <text:p text:style-name="P433">BR2425834104921</text:p>
        </text:list-item>
        <text:list-item>
          <text:p text:style-name="P434">BR249879036752O</text:p>
        </text:list-item>
        <text:list-item>
          <text:p text:style-name="P435">BR240575364502G</text:p>
        </text:list-item>
        <text:list-item>
          <text:p text:style-name="P436">BR245928006203D</text:p>
        </text:list-item>
        <text:list-item>
          <text:p text:style-name="P437">BR2427887819715</text:p>
        </text:list-item>
        <text:list-item>
          <text:p text:style-name="P438">BR2470151064957</text:p>
        </text:list-item>
        <text:list-item>
          <text:p text:style-name="P439">BR249413555990J</text:p>
        </text:list-item>
        <text:list-item>
          <text:p text:style-name="P440">BR240843441139M</text:p>
        </text:list-item>
        <text:list-item>
          <text:p text:style-name="P441">BR241290324666Q</text:p>
        </text:list-item>
        <text:list-item>
          <text:p text:style-name="P442">BR246561365202H</text:p>
        </text:list-item>
        <text:list-item>
          <text:p text:style-name="P443">BR243941225128X</text:p>
        </text:list-item>
        <text:list-item>
          <text:p text:style-name="P444">BR2477092091681</text:p>
        </text:list-item>
        <text:list-item>
          <text:p text:style-name="P445">BR247580264952O</text:p>
        </text:list-item>
        <text:list-item>
          <text:p text:style-name="P446">BR247389723765A</text:p>
        </text:list-item>
        <text:list-item>
          <text:p text:style-name="P447">BR248813143425I</text:p>
        </text:list-item>
        <text:list-item>
          <text:p text:style-name="P448">BR240858839022G</text:p>
        </text:list-item>
        <text:list-item>
          <text:p text:style-name="P449">BR241578707305B</text:p>
        </text:list-item>
        <text:list-item>
          <text:p text:style-name="P450">BR245187283586H</text:p>
        </text:list-item>
        <text:list-item>
          <text:p text:style-name="P451">BR2441218839279</text:p>
        </text:list-item>
        <text:list-item>
          <text:p text:style-name="P452">BR241400306798G</text:p>
        </text:list-item>
        <text:list-item>
          <text:p text:style-name="P453">BR248246650040E</text:p>
        </text:list-item>
        <text:list-item>
          <text:p text:style-name="P454">BR243594885680D</text:p>
        </text:list-item>
        <text:list-item>
          <text:p text:style-name="P455">BR2442479130964</text:p>
        </text:list-item>
        <text:list-item>
          <text:p text:style-name="P456">BR2437612664632</text:p>
        </text:list-item>
        <text:list-item>
          <text:p text:style-name="P457">BR245986801273D</text:p>
        </text:list-item>
        <text:list-item>
          <text:p text:style-name="P458">BR241525837247C</text:p>
        </text:list-item>
        <text:list-item>
          <text:p text:style-name="P459">BR247223014755F</text:p>
        </text:list-item>
        <text:list-item>
          <text:p text:style-name="P460">BR2401990385166</text:p>
        </text:list-item>
        <text:list-item>
          <text:p text:style-name="P461">BR243058914613Z</text:p>
        </text:list-item>
        <text:list-item>
          <text:p text:style-name="P462">BR2498808769106</text:p>
        </text:list-item>
        <text:list-item>
          <text:p text:style-name="P463">BR2492197349701</text:p>
        </text:list-item>
        <text:list-item>
          <text:p text:style-name="P464">BR244991884901Y</text:p>
        </text:list-item>
        <text:list-item>
          <text:p text:style-name="P465">BR240058513224D</text:p>
        </text:list-item>
        <text:list-item>
          <text:p text:style-name="P466">BR2468121600975</text:p>
        </text:list-item>
        <text:list-item>
          <text:p text:style-name="P467">BR245159103647Y</text:p>
        </text:list-item>
        <text:list-item>
          <text:p text:style-name="P468">BR241912144708E</text:p>
        </text:list-item>
        <text:list-item>
          <text:p text:style-name="P469">BR2401517859362</text:p>
        </text:list-item>
        <text:list-item>
          <text:p text:style-name="P470">BR2444906808272</text:p>
        </text:list-item>
        <text:list-item>
          <text:p text:style-name="P471">BR2460931710290</text:p>
        </text:list-item>
        <text:list-item>
          <text:p text:style-name="P472">BR246826532449Z</text:p>
        </text:list-item>
        <text:list-item>
          <text:p text:style-name="P473">BR243607425673Z</text:p>
        </text:list-item>
        <text:list-item>
          <text:p text:style-name="P474">BR2439991833338</text:p>
        </text:list-item>
        <text:list-item>
          <text:p text:style-name="P475">BR241181418757F</text:p>
        </text:list-item>
        <text:list-item>
          <text:p text:style-name="P476"><text:span text:style-name="T477">BR2441225011008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41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131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9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9T18:46:00Z</meta:creation-date>
    <dc:date>2024-07-29T18:4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27" meta:character-count="2731" meta:row-count="19" meta:non-whitespace-character-count="2309"/>
  </office:meta>
</office:document-meta>
</file>